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D192044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-0.007cm" svg:y="-0.001cm">
          <draw:image xlink:href="Pictures/100000010000080000000AACD192044B.png" xlink:type="simple" xlink:show="embed" xlink:actuate="onLoad" draw:mime-type="image/png">
            <text:p/>
          </draw:image>
        </draw:frame>
        <draw:polygon draw:style-name="gr2" draw:text-style-name="P2" draw:layer="layout" svg:width="6.886cm" svg:height="5.182cm" svg:x="-0.256cm" svg:y="4.904cm" svg:viewBox="0 0 6887 5183" draw:points="70,5136 0,701 6817,0 6887,5183">
          <text:p text:style-name="P1"><text:span text:style-name="T1">Behalte deinen</text:span></text:p>
          <text:p text:style-name="P1"><text:span text:style-name="T1">Fortschritt</text:span></text:p>
          <text:p text:style-name="P1"><text:span text:style-name="T1">im Überblick</text:span></text:p>
          <text:p text:style-name="P1"><text:span text:style-name="T2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8M9S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8T09:52:20.292611667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